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10.194cm" svg:height="8.254cm" svg:x="2cm" svg:y="3cm">
          <draw:image xlink:href="../GBM16-4A.eps" xlink:type="simple" xlink:show="embed" xlink:actuate="onLoad">
            <text:p/>
          </draw:image>
        </draw:frame>
        <draw:frame draw:style-name="gr1" draw:text-style-name="P1" draw:layer="layout" svg:width="10.194cm" svg:height="8.254cm" svg:x="2cm" svg:y="11cm">
          <draw:image xlink:href="../GBM16-4A.eps" xlink:type="simple" xlink:show="embed" xlink:actuate="onLoad">
            <text:p/>
          </draw:image>
        </draw:frame>
        <draw:frame draw:style-name="gr1" draw:text-style-name="P1" draw:layer="layout" svg:width="10.194cm" svg:height="8.254cm" svg:x="15.5cm" svg:y="3cm">
          <draw:image xlink:href="../GBM16-4A.eps" xlink:type="simple" xlink:show="embed" xlink:actuate="onLoad">
            <text:p/>
          </draw:image>
        </draw:frame>
        <draw:frame draw:style-name="gr1" draw:text-style-name="P1" draw:layer="layout" svg:width="10.194cm" svg:height="8.254cm" svg:x="15.5cm" svg:y="11cm">
          <draw:image xlink:href="../GBM16-4A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1" draw:layer="layout" svg:width="10.159cm" svg:height="5.608cm" svg:x="3cm" svg:y="3cm">
          <draw:image xlink:href="../GBM16-CPU.eps" xlink:type="simple" xlink:show="embed" xlink:actuate="onLoad">
            <text:p/>
          </draw:image>
        </draw:frame>
        <draw:frame draw:style-name="gr3" draw:text-style-name="P1" draw:layer="layout" svg:width="10.159cm" svg:height="5.608cm" svg:x="3cm" svg:y="8cm">
          <draw:image xlink:href="../GBM16-CPU.eps" xlink:type="simple" xlink:show="embed" xlink:actuate="onLoad">
            <text:p/>
          </draw:image>
        </draw:frame>
        <draw:frame draw:style-name="gr3" draw:text-style-name="P1" draw:layer="layout" svg:width="10.159cm" svg:height="5.608cm" svg:x="3cm" svg:y="13cm">
          <draw:image xlink:href="../GBM16-CPU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29cm" svg:height="3.173cm" svg:x="2.383cm" svg:y="1.754cm" presentation:class="title" presentation:placeholder="true">
        <draw:text-box/>
      </draw:frame>
      <draw:frame presentation:style-name="Standard-outline1" draw:layer="backgroundobjects" svg:width="24.929cm" svg:height="12.54cm" svg:x="2.383cm" svg:y="5.444cm" presentation:class="outline" presentation:placeholder="true">
        <draw:text-box/>
      </draw:frame>
      <draw:frame presentation:style-name="Mpr1" draw:text-style-name="MP1" draw:layer="backgroundobjects" svg:width="6.453cm" svg:height="1.31cm" svg:x="2.383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1cm" svg:y="18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58cm" svg:y="18.30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Hans-Peter Bock</meta:initial-creator>
    <meta:creation-date>2010-03-09T15:46:04</meta:creation-date>
    <dc:creator>Hans-Peter Bock</dc:creator>
    <dc:date>2011-05-12T21:38:10</dc:date>
    <meta:printed-by>Hans-Peter Bock</meta:printed-by>
    <meta:print-date>2011-05-12T21:26:08</meta:print-date>
    <meta:editing-cycles>6</meta:editing-cycles>
    <meta:editing-duration>PT00H49M18S</meta:editing-duration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